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c649f"/>
    </style:style>
    <style:style style:name="P2" style:family="paragraph" style:parent-style-name="Text_20_body">
      <style:text-properties officeooo:paragraph-rsid="003c649f"/>
    </style:style>
    <style:style style:name="P3" style:family="paragraph" style:parent-style-name="Text_20_body">
      <style:text-properties officeooo:rsid="003c8d7d" officeooo:paragraph-rsid="003c8d7d"/>
    </style:style>
    <style:style style:name="P4" style:family="paragraph" style:parent-style-name="Heading_20_3">
      <style:text-properties officeooo:paragraph-rsid="003c649f"/>
    </style:style>
    <style:style style:name="P5" style:family="paragraph" style:parent-style-name="Heading_20_3">
      <style:paragraph-properties fo:break-before="page"/>
      <style:text-properties officeooo:rsid="003c8d7d" officeooo:paragraph-rsid="003c8d7d"/>
    </style:style>
    <style:style style:name="P6" style:family="paragraph" style:parent-style-name="Heading_20_1" style:master-page-name="Right_20_Page">
      <style:paragraph-properties style:page-number="auto"/>
      <style:text-properties officeooo:rsid="003c8d7d" officeooo:paragraph-rsid="003c8d7d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3c649f"/>
    </style:style>
    <style:style style:name="T4" style:family="text">
      <style:text-properties officeooo:rsid="003c8d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ound of Silence</text:h>
      <text:h text:style-name="Heading_20_2" text:outline-level="2">(<text:span text:style-name="T4">Simon and Garfunkel</text:span>)</text:h>
      <text:p text:style-name="Text_20_body">Time Signature: <text:span text:style-name="T1">4</text:span>/4</text:p>
      <text:p text:style-name="Text_20_body">Chords: <text:span text:style-name="T4">Am, C, F, G</text:span></text:p>
      <text:p text:style-name="Text_20_body">Tempo: 1<text:span text:style-name="T4">0</text:span>0 - 1<text:span text:style-name="T4">1</text:span>0 BPM</text:p>
      <text:h text:style-name="P5" text:outline-level="3">[VERSE 1]</text:h>
      <text:p text:style-name="P3">Am <text:s text:c="20"/>G</text:p>
      <text:p text:style-name="P3">Hello darkness, my old friend,</text:p>
      <text:p text:style-name="P3"><text:s text:c="27"/>Am</text:p>
      <text:p text:style-name="P3">I've come to talk with you again,</text:p>
      <text:p text:style-name="P3"><text:s text:c="17"/>F <text:s text:c="5"/>C</text:p>
      <text:p text:style-name="P3">Because a vision softly creeping,</text:p>
      <text:p text:style-name="P3"><text:s text:c="9"/>Am <text:s text:c="11"/>F <text:s text:c="7"/>C</text:p>
      <text:p text:style-name="P3">Left its seeds while I was sleeping,</text:p>
      <text:p text:style-name="P3"><text:s text:c="9"/>F <text:s text:c="27"/>C <text:s text:c="3"/></text:p>
      <text:p text:style-name="P3">And the vision that was planted in my brain</text:p>
      <text:p text:style-name="P3"><text:s text:c="6"/>Am</text:p>
      <text:p text:style-name="P3">Still remains</text:p>
      <text:p text:style-name="P3"><text:s text:c="11"/>G <text:s text:c="7"/>Am</text:p>
      <text:p text:style-name="P3">Within the sound of silence.</text:p>
      <text:h text:style-name="Heading_20_3" text:outline-level="3">[VERSE 2]</text:h>
      <text:p text:style-name="P3"><text:s/>Am <text:s text:c="25"/>G <text:s text:c="8"/></text:p>
      <text:p text:style-name="P3">In restless dreams I walked alone</text:p>
      <text:p text:style-name="P3"><text:s text:c="24"/>Am</text:p>
      <text:p text:style-name="P3">Narrow streets of cobblestone,</text:p>
      <text:p text:style-name="P3"><text:s/>Am <text:s text:c="16"/>F <text:s text:c="7"/>C</text:p>
      <text:p text:style-name="P3">'Neath the halo of a street lamp,</text:p>
      <text:p text:style-name="P3"><text:s text:c="14"/>Am <text:s text:c="10"/>F <text:s text:c="7"/>C</text:p>
      <text:p text:style-name="P3">I turned my collar to the cold and damp</text:p>
      <text:p text:style-name="P3"><text:s text:c="8"/>F <text:s text:c="22"/></text:p>
      <text:p text:style-name="P3">When my eyes were stabbed by the </text:p>
      <text:p text:style-name="P3"><text:s text:c="16"/>C <text:s text:c="4"/></text:p>
      <text:p text:style-name="P3">flash of a neon light</text:p>
      <text:p text:style-name="P3"><text:s text:c="15"/>Am</text:p>
      <text:p text:style-name="P3">That split the night</text:p>
      <text:p text:style-name="P3"><text:s text:c="16"/>G <text:s text:c="7"/>Am</text:p>
      <text:p text:style-name="P3">And touched the sound of silence.</text:p>
      <text:h text:style-name="Heading_20_3" text:outline-level="3">[VERSE 3]</text:h>
      <text:p text:style-name="P3">Am <text:s text:c="24"/>G</text:p>
      <text:p text:style-name="P3">And in the naked light I saw</text:p>
      <text:p text:style-name="P3"><text:s text:c="27"/>Am</text:p>
      <text:p text:style-name="P3">Ten thousand people, maybe more.</text:p>
      <text:p text:style-name="P3">Am <text:s text:c="15"/>F <text:s text:c="6"/>C</text:p>
      <text:p text:style-name="P3">People talking without speaking,</text:p>
      <text:p text:style-name="P3">Am <text:s text:c="19"/>F <text:s text:c="6"/>C</text:p>
      <text:p text:style-name="P3">People hearing without listening,</text:p>
      <text:p text:style-name="P3"/>
      <text:p text:style-name="P3"><text:soft-page-break/><text:s text:c="17"/>F <text:s text:c="22"/>C</text:p>
      <text:p text:style-name="P3">People writing songs that voices never share</text:p>
      <text:p text:style-name="P3"><text:s text:c="11"/>Am</text:p>
      <text:p text:style-name="P3">And no one dare</text:p>
      <text:p text:style-name="P3"><text:s text:c="13"/>G <text:s text:c="7"/>Am</text:p>
      <text:p text:style-name="P3">Disturb the sound of silence.</text:p>
      <text:h text:style-name="Heading_20_3" text:outline-level="3">[VERSE 4]</text:h>
      <text:p text:style-name="P3">Am <text:s text:c="24"/>G</text:p>
      <text:p text:style-name="P3">Fools said I, you do not know</text:p>
      <text:p text:style-name="P3"><text:s text:c="22"/>Am</text:p>
      <text:p text:style-name="P3">Silence like a cancer grows.</text:p>
      <text:p text:style-name="P3">Am <text:s text:c="20"/>F <text:s text:c="9"/>C</text:p>
      <text:p text:style-name="P3">Hear my words that I might teach you,</text:p>
      <text:p text:style-name="P3">Am <text:s text:c="19"/>F <text:s text:c="10"/>C</text:p>
      <text:p text:style-name="P3">Take my arms that I might reach you.</text:p>
      <text:p text:style-name="P3"><text:s text:c="9"/>F <text:s text:c="25"/>C</text:p>
      <text:p text:style-name="P3">But my words like silent raindrops fell,</text:p>
      <text:p text:style-name="P3"><text:s text:c="6"/>Am</text:p>
      <text:p text:style-name="P3">And echoed</text:p>
      <text:p text:style-name="P3"><text:s text:c="7"/>G <text:s text:c="7"/>Am</text:p>
      <text:p text:style-name="P3">In the wells of silence</text:p>
      <text:h text:style-name="Heading_20_3" text:outline-level="3">[VERSE 5]</text:h>
      <text:p text:style-name="P3">Am <text:s text:c="23"/>G</text:p>
      <text:p text:style-name="P3">And the people bowed and prayed</text:p>
      <text:p text:style-name="P3"><text:s text:c="21"/>Am</text:p>
      <text:p text:style-name="P3">To the neon God they made.</text:p>
      <text:p text:style-name="P3">Am <text:s text:c="24"/>F <text:s text:c="5"/>C</text:p>
      <text:p text:style-name="P3"><text:s/>And the sign flashed out its warning,</text:p>
      <text:p text:style-name="P3">Am <text:s text:c="20"/>F <text:s text:c="4"/>C</text:p>
      <text:p text:style-name="P3">In the words that it was forming.</text:p>
      <text:p text:style-name="P3"><text:s text:c="9"/>Am <text:s text:c="13"/>F</text:p>
      <text:p text:style-name="P3">And the sign said, the words of the prophets</text:p>
      <text:p text:style-name="P3"><text:s text:c="8"/>F <text:s text:c="19"/>C</text:p>
      <text:p text:style-name="P3">Are written on the subway walls</text:p>
      <text:p text:style-name="P3"><text:s text:c="15"/>Am</text:p>
      <text:p text:style-name="P3">And tenement halls.</text:p>
      <text:p text:style-name="P3"><text:s text:c="22"/>G <text:s text:c="8"/>Am <text:s text:c="5"/></text:p>
      <text:p text:style-name="P3">And whispered in the sounds of sil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5M22S</meta:editing-duration>
    <meta:editing-cycles>46</meta:editing-cycles>
    <meta:generator>LibreOffice/5.2.5.1$MacOSX_X86_64 LibreOffice_project/0312e1a284a7d50ca85a365c316c7abbf20a4d22</meta:generator>
    <dc:title>Lyrics + Chords</dc:title>
    <dc:date>2017-04-07T12:42:17.082374000</dc:date>
    <meta:print-date>2017-04-03T12:23:29.985893000</meta:print-date>
    <meta:document-statistic meta:table-count="0" meta:image-count="0" meta:object-count="0" meta:page-count="3" meta:paragraph-count="84" meta:word-count="317" meta:character-count="2296" meta:non-whitespace-character-count="117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